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8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GREAT HONOR BESTOWED UPON JERUSALEM (87:1-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GREAT HONOR BESTOWED UPON JERUSALEM (87:1-3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Because of its glorious present (87:1-2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Because of its glorious present (87:1-2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God founded it (87:1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God loves it more than any other city (87:2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GREAT HONOR BESTOWED UPON JERUSALEM (87:1-3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Because of its glorious present (87:1-2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Because of its glorious past (87:3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PSALM 87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THE GREAT HONOR BESTOWED UPON JERUSALEM (87:1-3)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THE GREAT HONOR OF BEING A CITIZEN OF JERUSALEM (87:4-7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GREAT HONOR OF BEING A CITIZEN OF JERUSALEM (87:4-7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o be known by many places, including Egypt, Babylon, Philistia, Tyre, and Ethiopia (87:4-5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o be registered by God himself (87:6-7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PSALM 87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THE GREAT HONOR BESTOWED UPON JERUSALEM (87:1-3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GREAT HONOR OF BEING A CITIZEN OF JERUSALEM (87:4-7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87 </dc:title>
    <meta:initial-creator>David STRICKLAND</meta:initial-creator>
    <dc:creator>David STRICKLAND</dc:creator>
    <meta:creation-date>2020-02-23T23:20:05Z</meta:creation-date>
    <dc:date>2020-02-23T23:20:05Z</dc:date>
    <meta:template xlink:href="BibleStudy" xlink:type="simple"/>
    <meta:editing-cycles>1</meta:editing-cycles>
    <meta:editing-duration>PT0S</meta:editing-duration>
    <meta:document-statistic meta:paragraph-count="19" meta:word-count="174"/>
  </office:meta>
</office:document-meta>
</file>